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©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Ak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y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íklad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íklad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u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m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e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m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–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–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tlačítko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něk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m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y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,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a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něk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y"/>Výběr listů<text:bookmark-end text:name="__RefHeading__30411_1380607024"/></text:h>
      <text:p text:style-name="P7">V Calcu si můžeme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em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něk"/><text:alphabetical-index-mark text:string-value="buněk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y"/>Práce se sešity<text:bookmark-end text:name="__RefHeading__91925_1332025858"/></text:h>
      <text:h text:style-name="P61" text:outline-level="2"><text:bookmark-start text:name="__RefHeading__91938_1332025858"/><text:alphabetical-index-mark text:string-value="listy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y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y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me ukotvit, nebo na záhlaví sloupce vpravo od sloupců, kde chceme ukotvit. Chceme-li ukotvit řádky i sloupce, vybereme buňku (nikoli řádek nebo sloupec), která je pod řádkem a napravo od sloupce, který chcem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 –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